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19eb27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29b5a0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d531a" officeooo:paragraph-rsid="001d531a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7a6fed" officeooo:paragraph-rsid="007a6fe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d4673" officeooo:paragraph-rsid="00350284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officeooo:rsid="00720a97" officeooo:paragraph-rsid="00720a97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20a97" officeooo:paragraph-rsid="00720a97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60141" officeooo:paragraph-rsid="00760141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4a4fa" officeooo:paragraph-rsid="0074a4fa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a25cb" officeooo:paragraph-rsid="007a25cb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a6fed" officeooo:paragraph-rsid="007a6fed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a6fed" officeooo:paragraph-rsid="007a6fed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ba726" officeooo:paragraph-rsid="007ba726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7a6fed" officeooo:paragraph-rsid="007a6fed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76014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ba726" style:font-weight-asian="bold" style:font-weight-complex="bold"/>
    </style:style>
    <style:style style:name="T3" style:family="text">
      <style:text-properties officeooo:rsid="004e2367"/>
    </style:style>
    <style:style style:name="T4" style:family="text">
      <style:text-properties style:font-name="DejaVu Sans Condensed1" fo:font-size="12pt" fo:font-weight="bold" officeooo:rsid="00585969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6215f5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3055e7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1f4767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1e415e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2d3ec7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6b7f23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7a6fed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DejaVu Sans Condensed1" fo:font-size="12pt" fo:font-weight="normal" officeooo:rsid="006a16ca" style:font-size-asian="12pt" style:font-weight-asian="normal" style:font-size-complex="12pt" style:font-weight-complex="normal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54a2d0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weight="normal" officeooo:rsid="00760141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weight="normal" officeooo:rsid="0077e42a" style:font-size-asian="12pt" style:font-weight-asian="normal" style:font-size-complex="12pt" style:font-weight-complex="normal"/>
    </style:style>
    <style:style style:name="T19" style:family="text">
      <style:text-properties officeooo:rsid="0077e42a"/>
    </style:style>
    <style:style style:name="T20" style:family="text">
      <style:text-properties officeooo:rsid="007ba72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4</text:span><text:span text:style-name="T5">0</text:span><text:span text:style-name="T6">1</text:span><text:span text:style-name="T7"> - </text:span><text:span text:style-name="T8">A/</text:span><text:span text:style-name="T9">A</text:span><text:span text:style-name="T8"> </text:span><text:span text:style-name="T10">- Radar </text:span><text:span text:style-name="T11">Info</text:span><text:span text:style-name="T12">, Combat Flaps</text:span></text:p>
      <text:p text:style-name="P2"/>
      <text:p text:style-name="P3">Radar Modes <text:span text:style-name="T3">and general info:</text:span></text:p>
      <text:list text:style-name="L1">
        <text:list-item>
          <text:p text:style-name="P6"><text:span text:style-name="T16">R</text:span><text:span text:style-name="T15">adar power knob:</text:span></text:p>
          <text:list>
            <text:list-item>
              <text:p text:style-name="P7">AR -- Off</text:p>
            </text:list-item>
            <text:list-item>
              <text:p text:style-name="P7">V -- Warmup, lights appear after 35 seconds, warmup takes 3 minutes</text:p>
            </text:list-item>
            <text:list-item>
              <text:p text:style-name="P7">EM -- Emit, radar active</text:p>
            </text:list-item>
          </text:list>
        </text:list-item>
        <text:list-item>
          <text:p text:style-name="P8">Radar modes are shown with lights along the top left of the screen:</text:p>
          <text:list>
            <text:list-item>
              <text:p text:style-name="P8">HA -- High altitude, the main search mode.</text:p>
            </text:list-item>
            <text:list-item>
              <text:p text:style-name="P8">IC -- Short pulse</text:p>
            </text:list-item>
            <text:list-item>
              <text:p text:style-name="P15"><text:span text:style-name="T17">TL -- Air-to-air telemetry</text:span><text:span text:style-name="T18"> (target locking??)</text:span></text:p>
            </text:list-item>
            <text:list-item>
              <text:p text:style-name="P8">BZ -- Scanning by area<text:span text:style-name="T19"> (HUD scan?? +/- 20 deg elevation and bearing)</text:span></text:p>
            </text:list-item>
            <text:list-item>
              <text:p text:style-name="P8">TZ -- Air-to-ground Telemetry</text:p>
            </text:list-item>
            <text:list-item>
              <text:p text:style-name="P8">V1 -- Ground Visualization</text:p>
            </text:list-item>
            <text:list-item>
              <text:p text:style-name="P8">V2 -- Ground Visualization</text:p>
            </text:list-item>
            <text:list-item>
              <text:p text:style-name="P8">DC -- Iso-altitude cutout</text:p>
            </text:list-item>
            <text:list-item>
              <text:p text:style-name="P8">PR -- Blind penetration</text:p>
            </text:list-item>
            <text:list-item>
              <text:p text:style-name="P8">AC -- Anti-collision</text:p>
            </text:list-item>
            <text:list-item>
              <text:p text:style-name="P8">DB -- Jammer detection</text:p>
            </text:list-item>
          </text:list>
        </text:list-item>
        <text:list-item>
          <text:p text:style-name="P9">In 4-bar mode, radar does bar 1 (highest) to the right, then bar 3 to the left, then bar 2 to the right, then bar 4 (lowest) to the left. <text:s/>That means if a contact is <text:span text:style-name="T1">shown on a sweep to the right, it's above you</text:span>, and if <text:span text:style-name="T1">shown on a sweep to the left, it's below you</text:span>.</text:p>
        </text:list-item>
        <text:list-item>
          <text:p text:style-name="P10">Dogfight modes:</text:p>
          <text:list>
            <text:list-item>
              <text:p text:style-name="P10"><text:span text:style-name="T1">TL</text:span> -- scans 10 deg square centered on aircraft centerline, 4 nmi max range, auto lock on</text:p>
            </text:list-item>
            <text:list-item>
              <text:p text:style-name="P10"><text:span text:style-name="T1">BZ</text:span> -- scans 20 deg square centered on aircraft centerline, scan area can be moved left and right with TDC ministick, 4 nmi max range, auto lock on <text:span text:style-name="T20">(not yet implemented?)</text:span></text:p>
            </text:list-item>
          </text:list>
        </text:list-item>
        <text:list-item>
          <text:p text:style-name="P11"><text:span text:style-name="T1">Middle Finger Hat</text:span> controls radar range, elevation, bars, width:</text:p>
          <text:list>
            <text:list-item>
              <text:p text:style-name="P11">Up/Down – <text:span text:style-name="T20">4 bars/1 bar</text:span></text:p>
            </text:list-item>
            <text:list-item>
              <text:p text:style-name="P11">Press -- Toggle elevation vs relative altitude mode</text:p>
            </text:list-item>
            <text:list-item>
              <text:p text:style-name="P11">Left/Right -- Range increase/decrease (NOTE Currently broken, only sets min/max range)</text:p>
            </text:list-item>
            <text:list-item>
              <text:p text:style-name="P11">Shift-Left/Shift-Right -- Width 60 deg/30 deg</text:p>
            </text:list-item>
            <text:list-item>
              <text:p text:style-name="P11">Shift-Up/Shift-Down -- </text:p>
            </text:list-item>
          </text:list>
        </text:list-item>
        <text:list-item>
          <text:p text:style-name="P11">Press <text:span text:style-name="T2">ENT</text:span> to unlock radar target.</text:p>
        </text:list-item>
        <text:list-item>
          <text:p text:style-name="P11">Press <text:span text:style-name="T20">and hold </text:span><text:span text:style-name="T1">TDC Ministick press</text:span> to lock target in STT mode <text:span text:style-name="T20">(APC)</text:span>, shift-TDC Ministick press to lock in TWS mode (TWS mode may not be working??)</text:p>
        </text:list-item>
        <text:list-item>
          <text:p text:style-name="P14"><text:span text:style-name="T14">R</text:span><text:span text:style-name="T13">adar range markings:</text:span></text:p>
          <text:list>
            <text:list-item>
              <text:p text:style-name="P11">60 nmi -- Marks are 10, 20, 30, 40, 50, 60 nmi</text:p>
            </text:list-item>
            <text:list-item>
              <text:p text:style-name="P11">35 nmi -- Marks are 10, 20, 30 nmi</text:p>
            </text:list-item>
            <text:list-item>
              <text:p text:style-name="P11">15 nmi -- Marks are 5, 10, 15 nmi</text:p>
            </text:list-item>
            <text:list-item>
              <text:p text:style-name="P11">7 nmi -- Marks are 2, 4, 6 nmi</text:p>
            </text:list-item>
          </text:list>
        </text:list-item>
        <text:list-item>
          <text:p text:style-name="P13">The radar elevation control, E is for “Elevation Angle” in degrees relative to the horizon, D is for “Altitude Difference” in thousands of feet.</text:p>
        </text:list-item>
      </text:list>
      <text:p text:style-name="P5"/>
      <text:p text:style-name="P4">Combat Flaps -- WIP</text:p>
      <text:list text:style-name="L2">
        <text:list-item>
          <text:p text:style-name="P12">Enable system with Combat Flaps lever</text:p>
        </text:list-item>
        <text:list-item>
          <text:p text:style-name="P12">Deploy with Combat Flaps button</text:p>
        </text:list-item>
        <text:list-item>
          <text:p text:style-name="P12">Combat Flaps normal max speed 300 kts / Mach 0.75 (limit 335 kts / Mach 0.85), never exceed Mach 0.90.</text:p>
        </text:list-item>
        <text:list-item>
          <text:p text:style-name="P12">When combat flaps are extended, V CBT light on upper left of instrument panel lights up?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5-16T22:52:45.740000000</dc:date>
    <meta:editing-duration>PT19H17M28S</meta:editing-duration>
    <meta:editing-cycles>87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41" meta:word-count="443" meta:character-count="2222" meta:non-whitespace-character-count="1855"/>
  </office:meta>
</office:document-meta>
</file>